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re1" style:master-page-name="MP0" style:family="paragraph">
      <style:paragraph-properties fo:break-before="page" fo:text-align="center"/>
    </style:style>
    <style:style style:name="T3" style:parent-style-name="Policepardéfaut" style:family="text">
      <style:text-properties fo:font-weight="normal" style:font-weight-asian="normal" style:font-weight-complex="normal" style:text-underline-type="single" style:text-underline-style="solid" style:text-underline-width="auto" style:text-underline-mode="continuous"/>
    </style:style>
    <style:style style:name="T4" style:parent-style-name="Policepardéfaut" style:family="text">
      <style:text-properties fo:font-weight="normal" style:font-weight-asian="normal" fo:font-size="11pt" style:font-size-asian="11pt" style:font-size-complex="11pt"/>
    </style:style>
    <style:style style:name="P5" style:parent-style-name="Textbody" style:family="paragraph">
      <style:paragraph-properties fo:text-align="justify" fo:margin-bottom="0in" fo:line-height="150%"/>
    </style:style>
    <style:style style:name="T6" style:parent-style-name="Policepardéfaut" style:family="text">
      <style:text-properties fo:color="#FF0000"/>
    </style:style>
    <style:style style:name="P7" style:parent-style-name="Textbody" style:family="paragraph">
      <style:paragraph-properties fo:text-align="justify" fo:margin-bottom="0in" fo:line-height="150%"/>
    </style:style>
    <style:style style:name="P8" style:parent-style-name="Textbody" style:family="paragraph">
      <style:paragraph-properties fo:text-align="justify" fo:margin-bottom="0in" fo:line-height="150%"/>
    </style:style>
    <style:style style:name="P9" style:parent-style-name="Textbody" style:family="paragraph">
      <style:paragraph-properties fo:text-align="justify" fo:margin-bottom="0in" fo:line-height="150%"/>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fo:color="#000000"/>
    </style:style>
    <style:style style:name="T12" style:parent-style-name="Policepardéfaut" style:family="text">
      <style:text-properties fo:color="#FF0000" style:text-underline-type="single" style:text-underline-style="solid" style:text-underline-width="auto" style:text-underline-mode="continuous"/>
    </style:style>
    <style:style style:name="T13" style:parent-style-name="Policepardéfaut" style:family="text">
      <style:text-properties fo:color="#FF0000"/>
    </style:style>
    <style:style style:name="T14" style:parent-style-name="Policepardéfaut" style:family="text">
      <style:text-properties fo:color="#000000"/>
    </style:style>
    <style:style style:name="T15" style:parent-style-name="Policepardéfaut" style:family="text">
      <style:text-properties fo:color="#000000"/>
    </style:style>
    <style:style style:name="P16" style:parent-style-name="Textbody" style:family="paragraph">
      <style:paragraph-properties fo:text-align="justify" fo:margin-bottom="0in" fo:line-height="150%"/>
    </style:style>
    <style:style style:name="P17" style:parent-style-name="Textbody" style:family="paragraph">
      <style:paragraph-properties fo:text-align="justify" fo:margin-bottom="0in" fo:line-height="150%"/>
    </style:style>
    <style:style style:name="T18" style:parent-style-name="Policepardéfaut" style:family="text">
      <style:text-properties style:text-underline-type="single" style:text-underline-style="solid" style:text-underline-width="auto" style:text-underline-mode="continuous"/>
    </style:style>
    <style:style style:name="P19" style:parent-style-name="Textbody" style:family="paragraph">
      <style:paragraph-properties fo:margin-bottom="0in" fo:line-height="150%"/>
    </style:style>
    <style:style style:name="P20" style:parent-style-name="Textbody" style:family="paragraph">
      <style:paragraph-properties fo:text-align="justify" fo:margin-bottom="0in" fo:line-height="150%"/>
    </style:style>
    <style:style style:name="T21" style:parent-style-name="Policepardéfaut" style:family="text">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fo:color="#FF0000"/>
    </style:style>
    <style:style style:name="T24" style:parent-style-name="Policepardéfaut" style:family="text">
      <style:text-properties fo:font-weight="bold" style:font-weight-asian="bold" fo:color="#FF0000"/>
    </style:style>
    <style:style style:name="T25" style:parent-style-name="Policepardéfaut" style:family="text">
      <style:text-properties fo:color="#FF0000"/>
    </style:style>
    <style:style style:name="P26" style:parent-style-name="Textbody" style:family="paragraph">
      <style:paragraph-properties fo:text-align="justify" fo:margin-bottom="0in" fo:line-height="150%"/>
    </style:style>
    <style:style style:name="P27" style:parent-style-name="Textbody" style:family="paragraph">
      <style:paragraph-properties fo:margin-bottom="0in" fo:line-height="150%"/>
    </style:style>
    <style:style style:name="P28" style:parent-style-name="Textbody" style:family="paragraph">
      <style:paragraph-properties fo:margin-bottom="0in" fo:line-height="150%"/>
    </style:style>
    <style:style style:name="P29" style:parent-style-name="Textbody" style:family="paragraph">
      <style:paragraph-properties fo:text-align="justify" fo:margin-bottom="0in" fo:line-height="150%"/>
    </style:style>
    <style:style style:name="P30" style:parent-style-name="Textbody" style:family="paragraph">
      <style:paragraph-properties fo:margin-bottom="0in" fo:line-height="150%"/>
    </style:style>
    <style:style style:name="T31" style:parent-style-name="StrongEmphasis" style:family="text">
      <style:text-properties fo:language="en" fo:country="US"/>
    </style:style>
    <style:style style:name="T32" style:parent-style-name="Accentuation" style:family="text">
      <style:text-properties fo:language="en" fo:country="US"/>
    </style:style>
    <style:style style:name="T33" style:parent-style-name="StrongEmphasis" style:family="text">
      <style:text-properties fo:language="en" fo:country="US"/>
    </style:style>
    <style:style style:name="T34" style:parent-style-name="Accentuation" style:family="text">
      <style:text-properties fo:language="en" fo:country="US"/>
    </style:style>
    <style:style style:name="T35" style:parent-style-name="StrongEmphasis" style:family="text">
      <style:text-properties fo:language="en" fo:country="US"/>
    </style:style>
    <style:style style:name="T36" style:parent-style-name="StrongEmphasis" style:family="text">
      <style:text-properties fo:font-weight="normal" style:font-weight-asian="normal" fo:font-style="italic" style:font-style-asian="italic" fo:language="en" fo:country="US"/>
    </style:style>
    <style:style style:name="P37" style:parent-style-name="Textbody" style:family="paragraph">
      <style:paragraph-properties fo:text-align="justify" fo:margin-bottom="0in" fo:line-height="150%"/>
    </style:style>
    <style:style style:name="P38" style:parent-style-name="Textbody" style:family="paragraph">
      <style:paragraph-properties fo:margin-bottom="0in" fo:line-height="150%"/>
    </style:style>
    <style:style style:name="P39" style:parent-style-name="Textbody" style:family="paragraph">
      <style:paragraph-properties fo:text-align="justify" fo:margin-bottom="0in" fo:line-height="150%"/>
    </style:style>
    <style:style style:name="T40" style:parent-style-name="Policepardéfaut" style:family="text">
      <style:text-properties fo:background-color="#FFFF00"/>
    </style:style>
    <style:style style:name="T41" style:parent-style-name="Policepardéfaut" style:family="text">
      <style:text-properties fo:background-color="#FFFF00"/>
    </style:style>
    <style:style style:name="P42" style:parent-style-name="Textbody" style:family="paragraph">
      <style:paragraph-properties fo:text-align="justify" fo:margin-bottom="0in" fo:line-height="150%"/>
    </style:style>
    <style:style style:name="P43" style:parent-style-name="Textbody" style:family="paragraph">
      <style:paragraph-properties fo:margin-bottom="0in" fo:line-height="150%"/>
    </style:style>
    <style:style style:name="P44" style:parent-style-name="Textbody" style:family="paragraph">
      <style:paragraph-properties fo:text-align="justify" fo:margin-bottom="0in" fo:line-height="150%"/>
    </style:style>
    <style:style style:name="T45" style:parent-style-name="Policepardéfaut" style:family="text">
      <style:text-properties fo:background-color="#FFFF00"/>
    </style:style>
    <style:style style:name="P46" style:parent-style-name="Textbody" style:family="paragraph">
      <style:paragraph-properties fo:text-align="justify" fo:margin-bottom="0in" fo:line-height="150%"/>
    </style:style>
    <style:style style:name="P47" style:parent-style-name="Textbody" style:family="paragraph">
      <style:paragraph-properties fo:text-align="justify" fo:margin-bottom="0in" fo:line-height="150%"/>
    </style:style>
    <style:style style:name="P48" style:parent-style-name="Textbody" style:family="paragraph">
      <style:paragraph-properties fo:text-align="justify" fo:margin-bottom="0in" fo:line-height="150%"/>
    </style:style>
    <style:style style:name="P49" style:parent-style-name="Textbody" style:family="paragraph">
      <style:paragraph-properties fo:text-align="justify" fo:margin-bottom="0in" fo:line-height="150%"/>
    </style:style>
    <style:style style:name="T50" style:parent-style-name="Policepardéfaut" style:family="text">
      <style:text-properties fo:background-color="#FFFF00"/>
    </style:style>
    <style:style style:name="T51" style:parent-style-name="Policepardéfaut" style:family="text">
      <style:text-properties fo:background-color="#FFFF00"/>
    </style:style>
    <style:style style:name="P52" style:parent-style-name="Textbody" style:family="paragraph">
      <style:paragraph-properties fo:text-align="justify" fo:margin-bottom="0in" fo:line-height="150%"/>
    </style:style>
    <style:style style:name="P53" style:parent-style-name="Textbody" style:family="paragraph">
      <style:paragraph-properties fo:text-align="justify" fo:margin-bottom="0in" fo:line-height="150%"/>
    </style:style>
    <style:style style:name="P54" style:parent-style-name="Textbody" style:family="paragraph">
      <style:paragraph-properties fo:text-align="justify" fo:margin-bottom="0in" fo:line-height="150%"/>
    </style:style>
    <style:style style:name="P55" style:parent-style-name="Titre1" style:family="paragraph">
      <style:paragraph-properties fo:text-align="justify" fo:margin-top="0in" fo:margin-bottom="0in" fo:line-height="150%"/>
    </style:style>
    <style:style style:name="T56" style:parent-style-name="StrongEmphasis" style:family="text">
      <style:text-properties fo:font-size="16pt" style:font-size-asian="16pt" style:font-size-complex="16pt" style:text-underline-type="single" style:text-underline-style="solid" style:text-underline-width="auto" style:text-underline-mode="continuous"/>
    </style:style>
    <style:style style:name="T57" style:parent-style-name="StrongEmphasis" style:family="text">
      <style:text-properties fo:font-size="16pt" style:font-size-asian="16pt" style:font-size-complex="16pt"/>
    </style:style>
    <style:style style:name="P58" style:parent-style-name="Textbody" style:family="paragraph">
      <style:paragraph-properties fo:text-align="justify" fo:margin-bottom="0in" fo:line-height="150%"/>
    </style:style>
    <style:style style:name="T59" style:parent-style-name="Policepardéfaut" style:family="text">
      <style:text-properties fo:color="#CC0000" style:text-underline-type="single" style:text-underline-style="solid" style:text-underline-width="auto" style:text-underline-mode="continuous"/>
    </style:style>
    <style:style style:name="T60" style:parent-style-name="Policepardéfaut" style:family="text">
      <style:text-properties fo:font-weight="bold" style:font-weight-asian="bold" style:font-weight-complex="bold" fo:color="#CC0000" style:text-underline-type="single" style:text-underline-style="solid" style:text-underline-width="auto" style:text-underline-mode="continuous"/>
    </style:style>
    <style:style style:name="T61" style:parent-style-name="Policepardéfaut" style:family="text">
      <style:text-properties style:font-weight-complex="bold" fo:color="#CC0000" style:text-underline-type="single" style:text-underline-style="solid" style:text-underline-width="auto" style:text-underline-mode="continuous"/>
    </style:style>
    <style:style style:name="P62" style:parent-style-name="Textbody" style:family="paragraph">
      <style:paragraph-properties fo:text-align="justify" fo:margin-bottom="0in" fo:line-height="150%"/>
    </style:style>
    <style:style style:name="T63" style:parent-style-name="Policepardéfaut" style:family="text">
      <style:text-properties fo:color="#CC0000" style:text-underline-type="single" style:text-underline-style="solid" style:text-underline-width="auto" style:text-underline-mode="continuous"/>
    </style:style>
    <style:style style:name="T64" style:parent-style-name="Policepardéfaut" style:family="text">
      <style:text-properties fo:font-weight="bold" style:font-weight-asian="bold" style:font-weight-complex="bold" fo:color="#CC0000" style:text-underline-type="single" style:text-underline-style="solid" style:text-underline-width="auto" style:text-underline-mode="continuous"/>
    </style:style>
    <style:style style:name="T65" style:parent-style-name="Policepardéfaut" style:family="text">
      <style:text-properties style:font-weight-complex="bold" fo:color="#CC0000" style:text-underline-type="single" style:text-underline-style="solid" style:text-underline-width="auto" style:text-underline-mode="continuous"/>
    </style:style>
    <style:style style:name="P66" style:parent-style-name="Textbody" style:family="paragraph">
      <style:paragraph-properties fo:text-align="justify" fo:margin-bottom="0in" fo:line-height="150%"/>
    </style:style>
    <style:style style:name="T67" style:parent-style-name="Policepardéfaut" style:family="text">
      <style:text-properties fo:color="#FF0000" style:text-underline-type="single" style:text-underline-style="solid" style:text-underline-width="auto" style:text-underline-mode="continuous" fo:language="en" fo:country="US"/>
    </style:style>
    <style:style style:name="T68" style:parent-style-name="Policepardéfaut" style:family="text">
      <style:text-properties fo:color="#FF0000" style:text-underline-type="single" style:text-underline-style="solid" style:text-underline-width="auto" style:text-underline-mode="continuous" fo:language="en" fo:country="US"/>
    </style:style>
    <style:style style:name="T69" style:parent-style-name="Policepardéfaut" style:family="text">
      <style:text-properties fo:language="en" fo:country="US"/>
    </style:style>
    <style:style style:name="P70" style:parent-style-name="Textbody" style:family="paragraph">
      <style:paragraph-properties fo:text-align="justify" fo:margin-bottom="0in" fo:line-height="150%"/>
    </style:style>
    <style:style style:name="T71" style:parent-style-name="Policepardéfaut" style:family="text">
      <style:text-properties style:font-weight-complex="bold" fo:color="#CC0000" style:text-underline-type="single" style:text-underline-style="solid" style:text-underline-width="auto" style:text-underline-mode="continuous" fo:language="en" fo:country="US"/>
    </style:style>
    <style:style style:name="T72" style:parent-style-name="Policepardéfaut" style:family="text">
      <style:text-properties fo:font-weight="bold" style:font-weight-asian="bold" style:font-weight-complex="bold" fo:color="#CC0000" style:text-underline-type="single" style:text-underline-style="solid" style:text-underline-width="auto" style:text-underline-mode="continuous" fo:language="en" fo:country="US"/>
    </style:style>
    <style:style style:name="T73" style:parent-style-name="Policepardéfaut" style:family="text">
      <style:text-properties style:font-weight-complex="bold" fo:color="#CC0000" style:text-underline-type="single" style:text-underline-style="solid" style:text-underline-width="auto" style:text-underline-mode="continuous" fo:language="en" fo:country="US"/>
    </style:style>
    <style:style style:name="T74" style:parent-style-name="Policepardéfaut" style:family="text">
      <style:text-properties style:font-weight-complex="bold" fo:color="#CC0000" fo:language="en" fo:country="US"/>
    </style:style>
    <style:style style:name="T75" style:parent-style-name="Policepardéfaut" style:family="text">
      <style:text-properties fo:font-weight="bold" style:font-weight-asian="bold" style:font-weight-complex="bold" fo:color="#CC0000" fo:language="en" fo:country="US"/>
    </style:style>
    <style:style style:name="T76" style:parent-style-name="Policepardéfaut" style:family="text">
      <style:text-properties style:font-weight-complex="bold" fo:color="#CC0000" fo:language="en" fo:country="US"/>
    </style:style>
    <style:style style:name="P77" style:parent-style-name="Textbody" style:family="paragraph">
      <style:paragraph-properties fo:text-align="justify" fo:margin-bottom="0in" fo:line-height="150%"/>
    </style:style>
    <style:style style:name="T78" style:parent-style-name="Policepardéfaut" style:family="text">
      <style:text-properties fo:language="en" fo:country="US"/>
    </style:style>
    <style:style style:name="T79" style:parent-style-name="Policepardéfaut" style:family="text">
      <style:text-properties fo:color="#CC0000" fo:language="en" fo:country="US"/>
    </style:style>
    <style:style style:name="T80" style:parent-style-name="Policepardéfaut" style:family="text">
      <style:text-properties fo:language="en" fo:country="US"/>
    </style:style>
    <style:style style:name="T81" style:parent-style-name="Policepardéfaut" style:family="text">
      <style:text-properties fo:color="#CC0000" fo:language="en" fo:country="US"/>
    </style:style>
    <style:style style:name="P82" style:parent-style-name="Normal" style:family="paragraph">
      <style:paragraph-properties fo:line-height="150%"/>
      <style:text-properties fo:hyphenate="true"/>
    </style:style>
    <style:style style:name="T83" style:parent-style-name="Policepardéfaut" style:family="text">
      <style:text-properties fo:color="#FF0000" style:text-underline-type="single" style:text-underline-style="solid" style:text-underline-width="auto" style:text-underline-mode="continuous"/>
    </style:style>
    <style:style style:name="T84" style:parent-style-name="Policepardéfaut" style:family="text">
      <style:text-properties style:font-name="Arial" style:font-name-asian="Times New Roman" style:font-name-complex="Arial" fo:color="#202124" style:letter-kerning="false" fo:font-size="10.5pt" style:font-size-asian="10.5pt" style:font-size-complex="10.5pt" style:language-asian="fr" style:country-asian="FR" style:language-complex="ar" style:country-complex="SA"/>
    </style:style>
    <style:style style:name="T85" style:parent-style-name="Policepardéfaut" style:family="text">
      <style:text-properties style:text-underline-type="single" style:text-underline-style="solid" style:text-underline-width="auto" style:text-underline-mode="continuous"/>
    </style:style>
    <style:style style:name="P86" style:parent-style-name="Textbody" style:family="paragraph">
      <style:paragraph-properties fo:text-align="justify" fo:margin-bottom="0in" fo:line-height="150%"/>
    </style:style>
    <style:style style:name="T87" style:parent-style-name="Policepardéfaut" style:family="text">
      <style:text-properties fo:language="en" fo:country="US"/>
    </style:style>
    <style:style style:name="T88" style:parent-style-name="Policepardéfaut" style:family="text">
      <style:text-properties fo:font-weight="bold" style:font-weight-asian="bold" fo:color="#FF0000" style:text-underline-type="single" style:text-underline-style="solid" style:text-underline-width="auto" style:text-underline-mode="continuous" fo:language="en" fo:country="US"/>
    </style:style>
    <style:style style:name="T89" style:parent-style-name="Policepardéfaut" style:family="text">
      <style:text-properties fo:color="#FF0000" fo:language="en" fo:country="US"/>
    </style:style>
    <style:style style:name="T90" style:parent-style-name="Policepardéfaut" style:family="text">
      <style:text-properties fo:language="en" fo:country="US"/>
    </style:style>
    <style:style style:name="T91" style:parent-style-name="Policepardéfaut" style:family="text">
      <style:text-properties fo:color="#FF0000" fo:language="en" fo:country="US"/>
    </style:style>
    <style:style style:name="T92" style:parent-style-name="Policepardéfaut" style:family="text">
      <style:text-properties fo:color="#FF0000" fo:language="en" fo:country="US"/>
    </style:style>
    <style:style style:name="T93" style:parent-style-name="Policepardéfaut" style:family="text">
      <style:text-properties fo:language="en" fo:country="US"/>
    </style:style>
    <style:style style:name="T94" style:parent-style-name="Policepardéfaut" style:family="text">
      <style:text-properties fo:language="en" fo:country="US"/>
    </style:style>
    <style:style style:name="T95" style:parent-style-name="Policepardéfaut" style:family="text">
      <style:text-properties fo:color="#FF0000" fo:language="en" fo:country="US"/>
    </style:style>
    <style:style style:name="T96" style:parent-style-name="Policepardéfaut" style:family="text">
      <style:text-properties fo:language="en" fo:country="US"/>
    </style:style>
    <style:style style:name="P97" style:parent-style-name="Textbody" style:family="paragraph">
      <style:paragraph-properties fo:text-align="justify" fo:margin-bottom="0in" fo:line-height="150%"/>
    </style:style>
    <style:style style:name="T98" style:parent-style-name="Policepardéfaut" style:family="text">
      <style:text-properties fo:language="en" fo:country="US"/>
    </style:style>
    <style:style style:name="T99" style:parent-style-name="Policepardéfaut" style:family="text">
      <style:text-properties fo:color="#FF0000" fo:language="en" fo:country="US"/>
    </style:style>
    <style:style style:name="T100" style:parent-style-name="Policepardéfaut" style:family="text">
      <style:text-properties fo:font-weight="bold" style:font-weight-asian="bold" fo:color="#FF0000" fo:language="en" fo:country="US"/>
    </style:style>
    <style:style style:name="T101" style:parent-style-name="Policepardéfaut" style:family="text">
      <style:text-properties fo:font-weight="bold" style:font-weight-asian="bold" fo:color="#FF0000" fo:language="en" fo:country="US"/>
    </style:style>
    <style:style style:name="T102" style:parent-style-name="Policepardéfaut" style:family="text">
      <style:text-properties fo:language="en" fo:country="US"/>
    </style:style>
    <style:style style:name="T103" style:parent-style-name="Policepardéfaut" style:family="text">
      <style:text-properties fo:font-weight="bold" style:font-weight-asian="bold" fo:color="#FF0000" style:text-underline-type="single" style:text-underline-style="solid" style:text-underline-width="auto" style:text-underline-mode="continuous" fo:language="en" fo:country="US"/>
    </style:style>
    <style:style style:name="T104" style:parent-style-name="Policepardéfaut" style:family="text">
      <style:text-properties fo:language="en" fo:country="US"/>
    </style:style>
    <style:style style:name="T105" style:parent-style-name="Policepardéfaut" style:family="text">
      <style:text-properties fo:language="en" fo:country="US"/>
    </style:style>
    <style:style style:name="T106" style:parent-style-name="Policepardéfaut" style:family="text">
      <style:text-properties fo:language="en" fo:country="US"/>
    </style:style>
    <style:style style:name="T107" style:parent-style-name="Policepardéfaut" style:family="text">
      <style:text-properties fo:language="en" fo:country="US"/>
    </style:style>
    <style:style style:name="T108" style:parent-style-name="Policepardéfaut" style:family="text">
      <style:text-properties fo:language="en" fo:country="US"/>
    </style:style>
    <style:style style:name="P109" style:parent-style-name="Textbody" style:family="paragraph">
      <style:paragraph-properties fo:text-align="justify" fo:margin-bottom="0in" fo:line-height="150%"/>
      <style:text-properties fo:language="en" fo:country="US"/>
    </style:style>
    <style:style style:name="P110" style:parent-style-name="Textbody" style:family="paragraph">
      <style:paragraph-properties fo:text-align="justify" fo:margin-bottom="0in" fo:line-height="150%"/>
    </style:style>
    <style:style style:name="T111" style:parent-style-name="Policepardéfaut" style:family="text">
      <style:text-properties style:text-underline-type="single" style:text-underline-style="solid" style:text-underline-width="auto" style:text-underline-mode="continuous"/>
    </style:style>
    <style:style style:name="P112" style:parent-style-name="Textbody" style:family="paragraph">
      <style:paragraph-properties fo:text-align="justify" fo:margin-bottom="0in" fo:line-height="150%"/>
    </style:style>
    <style:style style:name="T113" style:parent-style-name="Policepardéfaut" style:family="text">
      <style:text-properties style:font-weight-complex="bold" fo:color="#CC0000"/>
    </style:style>
    <style:style style:name="T114" style:parent-style-name="Policepardéfaut" style:family="text">
      <style:text-properties style:font-weight-complex="bold" fo:color="#CC0000" style:text-underline-type="single" style:text-underline-style="solid" style:text-underline-width="auto" style:text-underline-mode="continuous"/>
    </style:style>
    <style:style style:name="P115" style:parent-style-name="Textbody" style:family="paragraph">
      <style:paragraph-properties fo:text-align="justify" fo:margin-bottom="0in" fo:line-height="150%"/>
    </style:style>
    <style:style style:name="P116" style:parent-style-name="Textbody" style:family="paragraph">
      <style:paragraph-properties fo:text-align="justify" fo:margin-bottom="0in" fo:line-height="150%"/>
    </style:style>
    <style:style style:name="S1" style:family="section">
      <style:section-properties fo:margin-left="0in" fo:margin-right="0in" style:writing-mode="lr-tb"/>
    </style:style>
    <style:style style:name="P117" style:parent-style-name="Standard" style:family="paragraph">
      <style:paragraph-properties fo:line-height="150%"/>
    </style:style>
    <style:style style:name="P118" style:parent-style-name="Standard" style:family="paragraph">
      <style:paragraph-properties fo:line-height="150%"/>
    </style:style>
  </office:automatic-styles>
  <office:body>
    <office:text text:use-soft-page-breaks="true">
      <text:h text:style-name="P1" text:outline-level="1"><text:span text:style-name="T3">Le CV en anglais pas à pas<text:s/></text:span><text:span text:style-name="T4">(Newsletter de LEXPRESS.fr)</text:span></text:h>
      <text:p text:style-name="Textbody"/>
      <text:p text:style-name="P5">Les Anglo-saxons sont habitués à ce que tout le monde parle leur langue et sont donc<text:span text:style-name="T6"><text:s/>intransigeants<text:s/></text:span>lorsqu'ils reçoivent une<text:s/>candidature étrangère. Nos conseils pour réussir votre CV en anglais.</text:p>
      <text:p text:style-name="P7"/>
      <text:p text:style-name="P8"><text:span text:style-name="StrongEmphasis">Avant de se lancer dans la rédaction d'un CV en anglais :</text:span></text:p>
      <text:p text:style-name="P9">-<text:s/><text:span text:style-name="T10">Eloignez-vous du français</text:span><text:s/>:<text:span text:style-name="T11"><text:s/></text:span><text:span text:style-name="T12">Ne traduisez pas<text:s/></text:span><text:a xlink:href="http://www.lexpress.fr/emploi-carriere/emploi/cv-en-anglais-n-2-career-summary_1126597.html" office:target-frame-name="_top" xlink:show="replace"><text:span text:style-name="T13">votre CV français en anglais</text:span></text:a><text:span text:style-name="T14">. C'est la meilleure manière de ne pas répondre aux<text:s/></text:span><text:a xlink:href="http://www.lexpress.fr/emploi-carriere/emploi/video-cv-en-anglais-n-3-qualifications_1131045.html" office:target-frame-name="_top" xlink:show="replace">exigences des recruteurs anglo-saxons</text:a><text:span text:style-name="T15">.</text:span><text:s/>Faites également attention à l'orthographe et notamment aux "faux-amis", ces mots qui se ressemblent fortement dans les deux langues mais qui ont des significations très différentes. Par exemple, "grandes écoles" ne se traduit pas par "high school"<text:s/>qui signifie lycée en anglais. Essayez donc de vous faire relire par un natif pour vérifier que votre CV ne comporte pas de fautes ni sur le fond ni sur la forme.</text:p>
      <text:p text:style-name="P16"/>
      <text:p text:style-name="P17">- Une lettre<text:s/><text:span text:style-name="T18">à l'anglaise ou à l'américaine</text:span><text:s/>? Adaptez votre CV au pays dans lequel vous postulez car leur forme varie légèrement entre la Grande-Bretagne et les États-Unis. Les règles d'écriture ne sont pas non plus exactement les mêmes (les dates, les abréviations et parfois même l'<text:a xlink:href="http://www.lexpress.fr/actualite/societe/l-orthographe-bientot-une-competence-sur-le-cv_845361.html" office:target-frame-name="_top" xlink:show="replace">orthographe<text:s/></text:a>varient). Les Britanniques écrivent, par exemple, "<text:span text:style-name="Accentuation">controlled</text:span><text:s/>alors que les Américains écrivent "<text:span text:style-name="Accentuation">controled"</text:span>. Si vous postulez dans les deux pays, prévoyez donc plusieurs modèles de CV.</text:p>
      <text:p text:style-name="P19"/>
      <text:p text:style-name="P20">-<text:s/><text:span text:style-name="T21">All</text:span><text:span text:style-name="T22">ez à l'essentiel</text:span><text:s/>: Comme en France, votre CV doit être précis et concis.<text:span text:style-name="T23"><text:s/>Les recruteurs ne passent pas plus de 30 secondes par CV et ne feront pas l'effort de le déchiffrer s'il n'est pas clair.<text:s/></text:span>Essayez donc de ne pas dépasser deux pages grand maximum, la<text:s/>règle étant<text:s/><text:span text:style-name="T24">UNE PAGE</text:span><text:span text:style-name="T25"><text:s/></text:span>pour un étudiant.</text:p>
      <text:p text:style-name="P26"/>
      <text:p text:style-name="P27"><text:span text:style-name="StrongEmphasis">Le CV rubrique par rubrique</text:span></text:p>
      <text:list text:style-name="LFO1" text:continue-numbering="true">
        <text:list-item>
          <text:p text:style-name="P28"><text:span text:style-name="StrongEmphasis">État civil<text:s/></text:span><text:span text:style-name="Accentuation">(personal data)</text:span></text:p>
        </text:list-item>
      </text:list>
      <text:p text:style-name="P29">Aux États-Unis, conformément aux<text:s/><text:a xlink:href="http://www.lexpress.fr/actualite/societe/diversite-et-cv-anonyme_727228.html" office:target-frame-name="_top" xlink:show="replace">mesures anti-discrimination</text:a>, il est interdit de préciser votre âge, votre sexe, votre situation familiale ou de joindre une photo. N'indiquez donc que le strict minimum : nom, prénom, adresse, mail, numéro de téléphone (n'oubliez pas l'indicatif +33...). La réglementation est moins stricte<text:s/>en Grande-Bretagne : vous pouvez, si vous le souhaitez, préciser votre âge et votre sexe.</text:p>
      <text:list text:style-name="LFO2" text:continue-numbering="true">
        <text:list-item>
          <text:p text:style-name="P30"><text:span text:style-name="T31">Objectifs<text:s/></text:span><text:span text:style-name="T32">(professional objective</text:span><text:span text:style-name="T33"><text:s/>[GB] ou<text:s/></text:span><text:span text:style-name="T34">career planning</text:span><text:span text:style-name="T35"><text:s/>[US]</text:span><text:span text:style-name="T36">)</text:span></text:p>
        </text:list-item>
      </text:list>
      <text:p text:style-name="P37">Les anglo-saxons ne s'embarrassent pas de formalités dans leur CV. Ils vont droit au but sans détours<text:s/>ni fioritures. Ils indiquent, en tête de leur CV, en une ou deux lignes le poste auquel ils aspirent. Exprimez-vous donc clairement sans cacher vos ambitions.</text:p>
      <text:soft-page-break/>
      <text:list text:style-name="LFO3" text:continue-numbering="true">
        <text:list-item>
          <text:p text:style-name="P38"><text:span text:style-name="StrongEmphasis">Formation<text:s/></text:span><text:span text:style-name="Accentuation">(education)</text:span></text:p>
        </text:list-item>
      </text:list>
      <text:p text:style-name="P39">Comme en France, on commence par le diplôme le plus récent pour remonter<text:s/>dans le temps. N'essayez pas de traduire systématiquement vos diplômes en anglais car il n'existe pas toujours d'équivalent. Il est préférable d'expliquer à quoi ils correspondent en France. Par exemple, le DUT Info se traduira par "<text:span text:style-name="T40">a two-year undergraduat</text:span><text:span text:style-name="T41">e technical degree in IT</text:span>".</text:p>
      <text:p text:style-name="P42">Si vous postulez pour un job aux États-Unis, ne vous attardez pas trop longtemps sur cette partie. Les Américains sont, en effet, plus attachés au savoir acquis sur le terrain qu'aux diplômes.</text:p>
      <text:list text:style-name="LFO4" text:continue-numbering="true">
        <text:list-item>
          <text:p text:style-name="P43"><text:span text:style-name="StrongEmphasis">Expérience professionnelle<text:s/></text:span><text:span text:style-name="Accentuation">(work exp</text:span><text:span text:style-name="Accentuation">erience)</text:span></text:p>
        </text:list-item>
      </text:list>
      <text:p text:style-name="P44">Privilégiez un CV anti-chronologique (du + récent au + ancien) en expliquant chacune de vos expériences. N'oubliez pas de présenter votre poste, vos missions et votre entreprise si celle-ci n'a pas un rayonnement international. Les Américains ont<text:s/>une véritable culture du résultat :<text:s/><text:span text:style-name="T45">intégrez donc des résultats chiffrés et donnez des exemples de vos dernières réalisations.</text:span></text:p>
      <text:list text:style-name="LFO5" text:continue-numbering="true">
        <text:list-item>
          <text:p text:style-name="P46"><text:span text:style-name="StrongEmphasis">Compétences professionnelles<text:s/></text:span><text:span text:style-name="Accentuation">(professional skills/ special skills)</text:span></text:p>
        </text:list-item>
      </text:list>
      <text:p text:style-name="P47">Vous pouvez indiquer dans cette rubrique vos compétences informatiques ou en langue. Précisez votre niveau (<text:span text:style-name="Accentuation">mother tongue/ native speaker</text:span>: langue maternelle,<text:s/><text:span text:style-name="Accentuation">bilingual</text:span>: bilingue,<text:s/><text:span text:style-name="Accentuation">fluent</text:span>: courant, intermediate: intermédiaire,<text:s/><text:span text:style-name="Accentuation">basic</text:span>: connaissances de base).</text:p>
      <text:list text:style-name="LFO6" text:continue-numbering="true">
        <text:list-item>
          <text:p text:style-name="P48"><text:span text:style-name="StrongEmphasis">Divers<text:s/></text:span><text:span text:style-name="Accentuation">(miscellaneous)</text:span></text:p>
        </text:list-item>
      </text:list>
      <text:p text:style-name="P49">Les recruteurs anglo-saxons sont généralement plus attentifs à cette rubrique que les Français. La pratique régulière d'un sport, d'une activité artistique ou l'engagement dans une association sont considérés comme<text:s/><text:span text:style-name="T50">révélateurs de votre personnalité</text:span>.<text:s/><text:span text:style-name="T51">Soignez-donc cette rubrique</text:span><text:s/>pour donner une bonne image de vous.</text:p>
      <text:list text:style-name="LFO7" text:continue-numbering="true">
        <text:list-item>
          <text:p text:style-name="P52"><text:span text:style-name="StrongEmphasis">Références<text:s/></text:span><text:span text:style-name="Accentuation">(references)</text:span></text:p>
        </text:list-item>
      </text:list>
      <text:p text:style-name="P53">Cette rubrique est une spécificité anglo-saxonne. Les Britanniques et les Américains sont habitués à vérifier leurs sources et il n'est pas rare qu'un recruteur téléphone à votre ancienne entreprise pour vérifier<text:s/>votre CV. Indiquez donc le nom et les coordonnées de deux ou trois personnes pouvant témoigner de vos compétences. Cela peut être d'anciens employeurs ou professeurs à l'université. Vous pouvez également vous contenter de dire que vos références sont disponibles sur demande ("<text:span text:style-name="Accentuation">References available upon request</text:span>").</text:p>
      <text:p text:style-name="P54"/>
      <text:h text:style-name="P55" text:outline-level="1"><text:span text:style-name="T56">Petit lexique utile</text:span><text:span text:style-name="T57"><text:s/>:</text:span></text:h>
      <text:p text:style-name="P58"><text:span text:style-name="T59">A position<text:s/></text:span><text:span text:style-name="T60">in<text:s/></text:span><text:span text:style-name="T61">(proramming)</text:span>: un poste dans le secteur/domaine de (la programmation) <text:s text:c="11"/></text:p>
      <text:p text:style-name="P62"><text:span text:style-name="T63">A position<text:s/></text:span><text:span text:style-name="T64">as a<text:s/></text:span><text:span text:style-name="T65">(developer)</text:span>: un poste de (développeur) <text:s text:c="15"/></text:p>
      <text:p text:style-name="P66"><text:span text:style-name="T67">Efficien</text:span><text:span text:style-name="T68">cy</text:span><text:span text:style-name="T69">: efficacité</text:span></text:p>
      <text:p text:style-name="P70"><text:span text:style-name="T71">To<text:s/></text:span><text:span text:style-name="T72">carry out</text:span><text:span text:style-name="T73"><text:s/>a work placement/ an internship/ a traineeship</text:span><text:span text:style-name="T74">:</text:span><text:span text:style-name="T75"><text:s/></text:span><text:span text:style-name="T76">faire un stage</text:span></text:p>
      <text:soft-page-break/>
      <text:p text:style-name="P77"><text:span text:style-name="T78">Equivalents du Baccalauréat :<text:s/></text:span><text:span text:style-name="T79">High school diploma (US)<text:s/></text:span><text:span text:style-name="T80">ou</text:span><text:span text:style-name="T81"><text:s/>A-levels (GB) [for Advanced Levels]</text:span></text:p>
      <text:p text:style-name="P82">Diplôme universitaire :<text:s/><text:span text:style-name="T83">degree</text:span><text:s text:c="2"/><text:span text:style-name="T84">≠ <text:s/></text:span>Diplôme jusqu’au Bac (inclus) :<text:s/><text:span text:style-name="T85">diploma</text:span></text:p>
      <text:p text:style-name="P86"><text:span text:style-name="T87">DUT/BTS :<text:s/></text:span><text:span text:style-name="T88">2-year (undergraduate) technical degree</text:span><text:span text:style-name="T89"><text:s/></text:span><text:span text:style-name="T90">or<text:s/></text:span><text:span text:style-name="T91">HND</text:span><text:span text:style-name="T92"><text:s/>(Higher National Diploma)<text:s/></text:span><text:span text:style-name="T93">(British equivalent)</text:span><text:span text:style-name="T94"><text:s/>or<text:s/></text:span><text:span text:style-name="T95">Associate’s degree<text:s/></text:span><text:span text:style-name="T96">(American equivalent)</text:span></text:p>
      <text:p text:style-name="P97"><text:span text:style-name="T98">LP :<text:s/></text:span><text:span text:style-name="T99">Professional<text:s/></text:span><text:span text:style-name="T100">Bachelor</text:span><text:span text:style-name="T101"><text:s/></text:span><text:span text:style-name="T102">(</text:span><text:span text:style-name="T103">in</text:span><text:span text:style-name="T104"><text:s/>Automated Systems, Networks &amp; Industri</text:span><text:span text:style-name="T105">a</text:span><text:span text:style-name="T106">l<text:s/></text:span><text:span text:style-name="T107">IT</text:span><text:span text:style-name="T108">)</text:span></text:p>
      <text:p text:style-name="P109">Prépa : 2-year intensive training preparing for entry to engineer schools</text:p>
      <text:p text:style-name="P110">Un mémoire : a<text:s/><text:span text:style-name="T111">dissertation topic</text:span><text:s text:c="8"/></text:p>
      <text:p text:style-name="P112">Bonnes connaissances aussi<text:s/>bien à l'écrit qu'à l'oral :<text:s/><text:span text:style-name="T113">g</text:span><text:span text:style-name="T114">ood skills, both written and oral</text:span></text:p>
      <text:p text:style-name="P115"/>
      <text:p text:style-name="P116"/>
      <text:section text:name="Sect1" text:style-name="S1">
        <text:p text:style-name="P117"/>
        <text:p text:style-name="P11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ine Caspary</dc:creator>
    <meta:creation-date>2012-10-24T16:10:00Z</meta:creation-date>
    <dc:date>2021-09-17T15:11:00Z</dc:date>
    <meta:print-date>2014-03-22T16:29:00Z</meta:print-date>
    <meta:template xlink:href="Normal.dotm" xlink:type="simple"/>
    <meta:editing-cycles>21</meta:editing-cycles>
    <meta:editing-duration>PT11580S</meta:editing-duration>
    <meta:document-statistic meta:page-count="3" meta:paragraph-count="11" meta:word-count="922" meta:character-count="5985" meta:row-count="42" meta:non-whitespace-character-count="5074"/>
  </office:meta>
</office:document-meta>
</file>